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Lohit Devanagari1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it" fo:country="IT" officeooo:paragraph-rsid="001d2687"/>
    </style:style>
    <style:style style:name="P2" style:family="paragraph" style:parent-style-name="Standard">
      <style:text-properties fo:language="it" fo:country="IT" officeooo:paragraph-rsid="001d2687"/>
    </style:style>
    <style:style style:name="P3" style:family="paragraph" style:parent-style-name="Standard">
      <style:paragraph-properties fo:text-align="center" style:justify-single-word="false"/>
      <style:text-properties fo:font-size="14pt" fo:language="it" fo:country="IT" fo:font-weight="bold" officeooo:paragraph-rsid="001e57a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it" fo:country="IT" fo:font-weight="bold" officeooo:paragraph-rsid="001ef767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it" fo:country="IT" fo:font-weight="bold" officeooo:paragraph-rsid="002583ea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it" fo:country="IT" fo:font-weight="bold" officeooo:paragraph-rsid="0031154d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it" fo:country="IT" fo:font-weight="bold" officeooo:paragraph-rsid="0063b3bc" style:font-size-asian="12.25pt" style:font-weight-asian="bold" style:font-size-complex="14pt" style:font-weight-complex="bold"/>
    </style:style>
    <style:style style:name="P8" style:family="paragraph" style:parent-style-name="Standard" style:list-style-name="L9">
      <style:text-properties fo:font-weight="bold" officeooo:paragraph-rsid="003cbe07" style:font-weight-asian="bold" style:font-weight-complex="bold"/>
    </style:style>
    <style:style style:name="P9" style:family="paragraph" style:parent-style-name="Standard" style:list-style-name="L9">
      <style:text-properties fo:font-weight="bold" officeooo:paragraph-rsid="003de5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0f6a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6342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it" fo:country="IT" fo:font-weight="normal" officeooo:paragraph-rsid="0063b3b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it" fo:country="IT" fo:font-weight="normal" officeooo:paragraph-rsid="0026342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it" fo:country="IT" fo:font-weight="normal" officeooo:paragraph-rsid="0026a2f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it" fo:country="IT" fo:font-weight="normal" officeooo:paragraph-rsid="0031154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it" fo:country="IT" fo:font-weight="normal" officeooo:paragraph-rsid="00351870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18" style:family="paragraph" style:parent-style-name="Standard" style:list-style-name="L7">
      <style:text-properties fo:font-size="12pt" fo:language="it" fo:country="IT" fo:font-weight="normal" officeooo:paragraph-rsid="00421e3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it" fo:country="IT" fo:font-weight="normal" officeooo:paragraph-rsid="003a9ca9" style:font-size-asian="10.5pt" style:font-weight-asian="normal" style:font-size-complex="12pt" style:font-weight-complex="normal"/>
    </style:style>
    <style:style style:name="P21" style:family="paragraph" style:parent-style-name="Standard" style:list-style-name="L9">
      <style:text-properties fo:font-size="12pt" fo:language="it" fo:country="IT" fo:font-weight="normal" officeooo:paragraph-rsid="003be67e" style:font-size-asian="10.5pt" style:font-weight-asian="normal" style:font-size-complex="12pt" style:font-weight-complex="normal"/>
    </style:style>
    <style:style style:name="P22" style:family="paragraph" style:parent-style-name="Standard" style:list-style-name="L9">
      <style:text-properties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it" fo:country="IT" fo:font-weight="normal" officeooo:paragraph-rsid="0043931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it" fo:country="IT" fo:font-weight="normal" officeooo:paragraph-rsid="0046de1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it" fo:country="IT" fo:font-weight="normal" officeooo:paragraph-rsid="0047d6a6" style:font-size-asian="10.5pt" style:font-weight-asian="normal" style:font-size-complex="12pt" style:font-weight-complex="normal"/>
    </style:style>
    <style:style style:name="P26" style:family="paragraph" style:parent-style-name="Standard" style:list-style-name="L11">
      <style:text-properties fo:font-size="12pt" fo:language="it" fo:country="IT" fo:font-weight="normal" officeooo:paragraph-rsid="0047f89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language="it" fo:country="IT" fo:font-weight="normal" officeooo:paragraph-rsid="00591a93" style:font-size-asian="10.5pt" style:font-weight-asian="normal" style:font-size-complex="12pt" style:font-weight-complex="normal"/>
    </style:style>
    <style:style style:name="P28" style:family="paragraph" style:parent-style-name="Standard" style:list-style-name="L12">
      <style:text-properties fo:font-size="12pt" fo:language="it" fo:country="IT" fo:font-weight="normal" officeooo:paragraph-rsid="005c44a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it" fo:country="IT" fo:font-weight="normal" officeooo:paragraph-rsid="005f0ac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language="it" fo:country="IT" fo:font-weight="normal" officeooo:paragraph-rsid="005ff8c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it" fo:country="IT" fo:font-weight="bold" officeooo:paragraph-rsid="00591a93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language="it" fo:country="IT" fo:font-weight="bold" officeooo:paragraph-rsid="003a9ca9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language="it" fo:country="IT" fo:font-weight="bold" officeooo:paragraph-rsid="00439310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language="it" fo:country="IT" fo:font-weight="bold" officeooo:paragraph-rsid="0047d6a6" style:font-size-asian="10.5pt" style:font-weight-asian="bold" style:font-size-complex="12pt" style:font-weight-complex="bold"/>
    </style:style>
    <style:style style:name="P35" style:family="paragraph" style:parent-style-name="Standard" style:list-style-name="L11">
      <style:text-properties fo:font-size="12pt" fo:language="it" fo:country="IT" style:text-underline-style="none" fo:font-weight="normal" officeooo:paragraph-rsid="0047f898" style:font-size-asian="10.5pt" style:font-weight-asian="normal" style:font-size-complex="12pt" style:font-weight-complex="normal"/>
    </style:style>
    <style:style style:name="P36" style:family="paragraph" style:parent-style-name="Standard">
      <style:text-properties officeooo:paragraph-rsid="00263426"/>
    </style:style>
    <style:style style:name="P37" style:family="paragraph" style:parent-style-name="Standard" style:list-style-name="L4">
      <style:text-properties fo:color="#000000" style:font-name="DejaVu Serif" fo:font-size="10.5pt" fo:language="it" fo:country="IT" fo:font-weight="normal" officeooo:paragraph-rsid="002a3813" style:font-name-asian="AR PL UMing HK1" style:font-size-asian="10.5pt" style:font-weight-asian="normal" style:font-name-complex="Lohit Devanagari1" style:font-size-complex="10.5pt" style:font-weight-complex="normal"/>
    </style:style>
    <style:style style:name="P38" style:family="paragraph" style:parent-style-name="Standard" style:list-style-name="L3">
      <style:text-properties fo:color="#000000" style:font-name="DejaVu Serif" fo:font-size="10.5pt" officeooo:paragraph-rsid="002847bf" style:font-name-asian="AR PL UMing HK1" style:font-size-asian="10.5pt" style:font-name-complex="Lohit Devanagari1" style:font-size-complex="10.5pt"/>
    </style:style>
    <style:style style:name="P39" style:family="paragraph" style:parent-style-name="Standard" style:list-style-name="L3">
      <style:text-properties fo:color="#000000" style:font-name="DejaVu Serif" fo:font-size="10.5pt" officeooo:paragraph-rsid="002bd80e" style:font-name-asian="AR PL UMing HK1" style:font-size-asian="10.5pt" style:font-name-complex="Lohit Devanagari1" style:font-size-complex="10.5pt"/>
    </style:style>
    <style:style style:name="P40" style:family="paragraph" style:parent-style-name="Standard" style:list-style-name="L4">
      <style:text-properties fo:color="#000000" style:font-name="DejaVu Serif" fo:font-size="10.5pt" officeooo:paragraph-rsid="002847bf" style:font-name-asian="AR PL UMing HK1" style:font-size-asian="10.5pt" style:font-name-complex="Lohit Devanagari1" style:font-size-complex="10.5pt"/>
    </style:style>
    <style:style style:name="P41" style:family="paragraph" style:parent-style-name="Standard" style:list-style-name="L4">
      <style:text-properties fo:color="#000000" style:font-name="DejaVu Serif" fo:font-size="10.5pt" officeooo:paragraph-rsid="002f4972" style:font-name-asian="AR PL UMing HK1" style:font-size-asian="10.5pt" style:font-name-complex="Lohit Devanagari1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2847bf" style:font-name-asian="AR PL UMing HK1" style:font-size-asian="10.5pt" style:font-name-complex="Lohit Devanagari1" style:font-size-complex="10.5pt"/>
    </style:style>
    <style:style style:name="P43" style:family="paragraph" style:parent-style-name="Standard" style:list-style-name="L6">
      <style:text-properties fo:color="#000000" style:font-name="DejaVu Serif" fo:font-size="10.5pt" officeooo:paragraph-rsid="002bd80e" style:font-name-asian="AR PL UMing HK1" style:font-size-asian="10.5pt" style:font-name-complex="Lohit Devanagari1" style:font-size-complex="10.5pt"/>
    </style:style>
    <style:style style:name="P44" style:family="paragraph" style:parent-style-name="Standard" style:list-style-name="L4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1" style:font-size-complex="10.5pt" style:font-weight-complex="bold"/>
    </style:style>
    <style:style style:name="P45" style:family="paragraph" style:parent-style-name="Standard" style:list-style-name="L3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1" style:font-size-complex="10.5pt" style:font-weight-complex="bold"/>
    </style:style>
    <style:style style:name="P46" style:family="paragraph" style:parent-style-name="Standard" style:list-style-name="L5">
      <style:text-properties officeooo:paragraph-rsid="0026a2f8"/>
    </style:style>
    <style:style style:name="P47" style:family="paragraph" style:parent-style-name="Standard" style:list-style-name="L9">
      <style:text-properties officeooo:paragraph-rsid="003cbe07"/>
    </style:style>
    <style:style style:name="P48" style:family="paragraph" style:parent-style-name="Standard" style:list-style-name="L9">
      <style:text-properties officeooo:paragraph-rsid="003de583"/>
    </style:style>
    <style:style style:name="P49" style:family="paragraph" style:parent-style-name="Standard" style:list-style-name="L9">
      <style:text-properties style:font-name="Liberation Serif"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50" style:family="paragraph" style:parent-style-name="Standard" style:list-style-name="L10">
      <style:text-properties officeooo:paragraph-rsid="00421e38"/>
    </style:style>
    <style:style style:name="P51" style:family="paragraph" style:parent-style-name="Standard" style:list-style-name="L10">
      <style:text-properties officeooo:paragraph-rsid="0047f898"/>
    </style:style>
    <style:style style:name="P52" style:family="paragraph" style:parent-style-name="Standard" style:list-style-name="L10">
      <style:text-properties officeooo:paragraph-rsid="005c44a4"/>
    </style:style>
    <style:style style:name="P53" style:family="paragraph" style:parent-style-name="Standard" style:list-style-name="L7">
      <style:text-properties officeooo:paragraph-rsid="00407ef0"/>
    </style:style>
    <style:style style:name="P54" style:family="paragraph" style:parent-style-name="Standard" style:list-style-name="L11">
      <style:text-properties officeooo:paragraph-rsid="0047f898"/>
    </style:style>
    <style:style style:name="P55" style:family="paragraph" style:parent-style-name="Standard">
      <style:text-properties officeooo:paragraph-rsid="004e0778"/>
    </style:style>
    <style:style style:name="P56" style:family="paragraph" style:parent-style-name="Standard">
      <style:text-properties officeooo:paragraph-rsid="004ec013"/>
    </style:style>
    <style:style style:name="P57" style:family="paragraph" style:parent-style-name="Standard" style:list-style-name="L12">
      <style:text-properties officeooo:paragraph-rsid="005c44a4"/>
    </style:style>
    <style:style style:name="P58" style:family="paragraph" style:parent-style-name="Standard">
      <style:text-properties officeooo:paragraph-rsid="005f0acd"/>
    </style:style>
    <style:style style:name="P59" style:family="paragraph" style:parent-style-name="Standard">
      <style:text-properties fo:color="#ff0000" fo:font-size="12pt" fo:language="it" fo:country="IT" fo:font-weight="normal" officeooo:paragraph-rsid="00623186" style:font-size-asian="10.5pt" style:font-weight-asian="normal" style:font-size-complex="12pt" style:font-weight-complex="normal"/>
    </style:style>
    <style:style style:name="P60" style:family="paragraph" style:parent-style-name="Standard" style:master-page-name="Standard">
      <style:paragraph-properties style:page-number="auto"/>
      <style:text-properties fo:language="it" fo:country="IT" officeooo:paragraph-rsid="001d2687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it" fo:country="I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it" fo:country="IT" style:font-size-asian="10.5pt" style:font-size-complex="12pt"/>
    </style:style>
    <style:style style:name="T4" style:family="text"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1" fo:font-size="10pt" style:font-size-asian="10pt"/>
    </style:style>
    <style:style style:name="T7" style:family="text">
      <style:text-properties fo:color="#000000" style:font-name="Monospace1" fo:font-size="10pt" fo:language="it" fo:country="IT" fo:font-weight="normal" style:font-size-asian="10pt" style:font-weight-asian="normal" style:font-size-complex="12pt" style:font-weight-complex="normal"/>
    </style:style>
    <style:style style:name="T8" style:family="text">
      <style:text-properties fo:color="#000000" style:font-name="Monospace1" fo:font-size="12pt" fo:language="it" fo:country="I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fo:font-size="12pt" fo:language="it" fo:country="IT" fo:font-weight="normal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language="it" fo:country="IT" style:font-size-asian="10.5pt" style:font-size-complex="12pt"/>
    </style:style>
    <style:style style:name="T12" style:family="text">
      <style:text-properties fo:color="#000000" style:font-name="Liberation Serif" fo:font-size="12pt" style:font-size-asian="12pt" style:font-size-complex="12pt"/>
    </style:style>
    <style:style style:name="T13" style:family="text">
      <style:text-properties fo:color="#000000" style:font-name="Liberation Serif" fo:font-size="10pt" style:font-size-asian="10pt"/>
    </style:style>
    <style:style style:name="T14" style:family="text">
      <style:text-properties fo:color="#000000" style:font-name="Liberation Serif" fo:font-weight="bold" style:font-weight-asian="bold" style:font-weight-complex="bold"/>
    </style:style>
    <style:style style:name="T15" style:family="text">
      <style:text-properties style:font-name="Monospace1" fo:font-size="10pt" style:font-size-asian="10pt"/>
    </style:style>
    <style:style style:name="T16" style:family="text">
      <style:text-properties fo:color="#7f0055" style:font-name="Monospace1" fo:font-size="10pt" fo:language="it" fo:country="IT" fo:font-weight="bold" style:font-size-asian="10pt" style:font-weight-asian="bold" style:font-size-complex="12pt" style:font-weight-complex="normal"/>
    </style:style>
    <style:style style:name="T17" style:family="text">
      <style:text-properties fo:color="#7f0055" style:font-name="Monospace1" fo:font-size="10pt" fo:language="it" fo:country="IT" fo:font-weight="bold" style:font-size-asian="10pt" style:font-weight-asian="bold" style:font-size-complex="12pt" style:font-weight-complex="bold"/>
    </style:style>
    <style:style style:name="T18" style:family="text">
      <style:text-properties fo:color="#7f0055" style:font-name="Monospace1" fo:font-size="10pt" fo:font-weight="bold" style:font-size-asian="10pt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6a3e3e" style:font-name="Monospace1" fo:font-size="10pt" style:font-size-asian="10pt"/>
    </style:style>
    <style:style style:name="T21" style:family="text">
      <style:text-properties fo:color="#6a3e3e" style:font-name="Monospace1" fo:font-size="10pt" fo:language="it" fo:country="IT" fo:font-weight="normal" style:font-size-asian="10pt" style:font-weight-asian="normal" style:font-size-complex="12pt" style:font-weight-complex="normal"/>
    </style:style>
    <style:style style:name="T22" style:family="text">
      <style:text-properties fo:color="#ff0000" style:font-name="Liberation Serif" fo:font-size="16pt" style:font-size-asian="16pt" style:font-size-complex="16pt"/>
    </style:style>
    <style:style style:name="T23" style:family="text">
      <style:text-properties fo:color="#1a1a1a" style:font-name="Monospace1" fo:font-size="10pt" style:text-underline-style="none" style:font-size-asian="10pt"/>
    </style:style>
    <style:style style:name="T24" style:family="text">
      <style:text-properties fo:color="#0000c0" style:font-name="Monospace1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list xml:id="list3910346224130631701" text:style-name="L1">
        <text:list-item>
          <text:p text:style-name="P1">Patterns utilizzati e loro impiego</text:p>
          <text:list>
            <text:list-item>
              <text:p text:style-name="P1">Model-View-Controller [Su Server, e su Client]</text:p>
            </text:list-item>
            <text:list-item>
              <text:p text:style-name="P1">Command [per la logica del turno, con le azioni incapsulate in oggetti (v.DesignNotebook)]</text:p>
            </text:list-item>
            <text:list-item>
              <text:p text:style-name="P1">Observer – Observable [in più occasioni, sul Server e sul Client]</text:p>
            </text:list-item>
            <text:list-item>
              <text:p text:style-name="P1">Singleton [non credo che resti un Server-wide singleton, a parte il Server stesso, cercare se c'è qualche game-wide singleton]</text:p>
            </text:list-item>
            <text:list-item>
              <text:p text:style-name="P1">Proxy (in ProxyToServer, anche se la nostra è una variante)</text:p>
            </text:list-item>
            <text:list-item>
              <text:p text:style-name="P1">State (sepolto in gamemap&gt;qdgenerator)</text:p>
            </text:list-item>
            <text:list-item>
              <text:p text:style-name="P1">Factory (il mapCreator dentro a Master)</text:p>
            </text:list-item>
            <text:list-item>
              <text:p text:style-name="P1">e?</text:p>
            </text:list-item>
          </text:list>
        </text:list-item>
      </text:list>
      <text:p text:style-name="P2"/>
      <text:p text:style-name="P3">Design patterns utilizzati</text:p>
      <text:p text:style-name="P3"/>
      <text:p text:style-name="P4">1. Model-View-Controller</text:p>
      <text:p text:style-name="P10"/>
      <text:p text:style-name="P11">Model: Contiene informazioni sullo stato dell'applicazione, e le entità che ne fanno parte.</text:p>
      <text:p text:style-name="P11">Controller: Contiene la logica dell'applicazione, in base all'input ricevuto effettua modifiche sullo stato (sul Model).</text:p>
      <text:p text:style-name="P11">View: <text:s/>Gestisce l'acquisizione dell'input (che sia il Server dall'utente, o il Client dal Server)</text:p>
      <text:p text:style-name="P10"/>
      <text:p text:style-name="P36">Il pattern viene impiegato sia nella struttura del Server che in quella del client. </text:p>
      <text:p text:style-name="P36">(v. capitolo 1.1 Struttura generale - Perchè scegliere un doppio Model-View-Controller).</text:p>
      <text:p text:style-name="Standard"/>
      <text:p text:style-name="P5">2. Command</text:p>
      <text:p text:style-name="P13">Incapsula un'azione da eseguire, ponendola all'interno di un oggetto dedicato.</text:p>
      <text:p text:style-name="P14">[immagine: CommandPattern]</text:p>
      <text:p text:style-name="P13">Partecipanti: </text:p>
      <text:list xml:id="list393721405020907155" text:style-name="L5">
        <text:list-item>
          <text:p text:style-name="P46"><text:span text:style-name="T4">Command :</text:span><text:span text:style-name="T2"> dichiara un'interfaccia per l'esecuzione di una operazione</text:span></text:p>
        </text:list-item>
        <text:list-item>
          <text:p text:style-name="P46"><text:span text:style-name="T4">ConcreteCommand :</text:span><text:span text:style-name="T2"> implementa l'interfaccia Command per eseguire una operazione; contiene il riferimento al Receiver</text:span></text:p>
        </text:list-item>
        <text:list-item>
          <text:p text:style-name="P46"><text:span text:style-name="T4">Receiver : </text:span><text:span text:style-name="T2">contiene le funzioni per eseguire le operazioni ordinate dal ConcreteCommand</text:span></text:p>
        </text:list-item>
        <text:list-item>
          <text:p text:style-name="P46"><text:span text:style-name="T4">Client:</text:span><text:span text:style-name="T2"> Crea un ConcreteCommand e gli fornisce un riferimento al receiver</text:span></text:p>
        </text:list-item>
        <text:list-item>
          <text:p text:style-name="P46"><text:span text:style-name="T4">Invoker :</text:span><text:span text:style-name="T2"> Invoca i metodi del ConcreteCommand, ordinandogli di eseguire l'azione richiesta sul Receiver</text:span></text:p>
        </text:list-item>
      </text:list>
      <text:p text:style-name="P14"/>
      <text:p text:style-name="P42">Il pattern costituisce il core della logica applicativa del turno di gioco; i ruoli delle classi nel pattern sono i seguenti:</text:p>
      <text:list xml:id="list6513860779057081637" text:style-name="L3">
        <text:list-item>
          <text:list>
            <text:list-header>
              <text:p text:style-name="P39"/>
            </text:list-header>
          </text:list>
        </text:list-item>
      </text:list>
      <text:list xml:id="list4101493737039262115" text:style-name="L6">
        <text:list-item>
          <text:p text:style-name="P43"><text:span text:style-name="T19">Command</text:span>: le interfacce:</text:p>
          <text:list>
            <text:list-item>
              <text:p text:style-name="P43">CellAction</text:p>
            </text:list-item>
            <text:list-item>
              <text:p text:style-name="P43">CardAction</text:p>
            </text:list-item>
            <text:list-item>
              <text:p text:style-name="P43">playerCommand</text:p>
            </text:list-item>
          </text:list>
          <text:p text:style-name="P43"/>
        </text:list-item>
        <text:list-item>
          <text:p text:style-name="P43"><text:span text:style-name="T19">ConcreteCommand:</text:span> </text:p>
          <text:list>
            <text:list-item>
              <text:p text:style-name="P43">implementano CellAction : </text:p>
              <text:p text:style-name="P43">GetEscapeCardAction, GetSectorCardAction, NoCellAction</text:p>
            </text:list-item>
            <text:list-item>
              <text:p text:style-name="P43">implementano CardAction : </text:p>
              <text:p text:style-name="P43">NoiseAnywhere, NoiseAnywhereWithObject, NoiseHere, NoiseHereWithObject, <text:soft-page-break/>Silence, SilenceWithObject, Escape, CanNotEscape, DrawObjectCard</text:p>
            </text:list-item>
            <text:list-item>
              <text:p text:style-name="P43">implementano ObjectCardAction: </text:p>
              <text:p text:style-name="P43">Adrenaline, Sedatives, Lights, Teleport, AttackOrder, Defense</text:p>
            </text:list-item>
          </text:list>
        </text:list-item>
      </text:list>
      <text:p text:style-name="P42"/>
      <text:list xml:id="list332804442" text:continue-list="list6513860779057081637" text:style-name="L3">
        <text:list-item>
          <text:p text:style-name="P45">Invoker:</text:p>
          <text:list>
            <text:list-item>
              <text:p text:style-name="P38">TurnHandler, TurnHandlerAlien, TurnHandlerHuman</text:p>
            </text:list-item>
          </text:list>
        </text:list-item>
      </text:list>
      <text:list xml:id="list3312161795491102290" text:style-name="L4">
        <text:list-item>
          <text:list>
            <text:list-header>
              <text:p text:style-name="P40"/>
            </text:list-header>
          </text:list>
        </text:list-item>
        <text:list-item>
          <text:p text:style-name="P44">Receiver:</text:p>
          <text:list>
            <text:list-item>
              <text:p text:style-name="P40">Il Player, e le sue sottoclassi Human e Alien, che contengono i metodi setter per modificare il loro stato</text:p>
            </text:list-item>
            <text:list-item>
              <text:p text:style-name="P40">La GameMap, che contiene le posizioni dei Player</text:p>
              <text:p text:style-name="P40"/>
            </text:list-item>
          </text:list>
        </text:list-item>
        <text:list-item>
          <text:p text:style-name="P44">Client</text:p>
          <text:list>
            <text:list-item>
              <text:p text:style-name="P41">UserMessagesReporter, che crea il comando Movecommand e lo ritorna all'Invoker (TurnHandler)</text:p>
            </text:list-item>
            <text:list-item>
              <text:p text:style-name="P40">TurnHandler, che crea il comando DrawObjectCard</text:p>
            </text:list-item>
            <text:list-item>
              <text:p text:style-name="P40">Le SectorCard, che creano CardActions e le ritornano </text:p>
            </text:list-item>
            <text:list-item>
              <text:p text:style-name="P37">Le ObjectCard, <text:s/>che creano ObjectCardActions e le ritornano al TurnHandler</text:p>
            </text:list-item>
          </text:list>
        </text:list-item>
      </text:list>
      <text:p text:style-name="P13"/>
      <text:p text:style-name="P6">3. Observer – Observable</text:p>
      <text:p text:style-name="P15"/>
      <text:p text:style-name="P15">Definisce un legame tra l'oggetto Publisher e uno o più oggetti Subscriber. Quando il Publisher subisce una modifica del suo stato, tutti i Subscriber ricevono la notifica e possono compiere operazioni di aggiornamento.</text:p>
      <text:p text:style-name="P15"/>
      <text:p text:style-name="P16">Partecipanti:</text:p>
      <text:p text:style-name="P16"/>
      <text:list xml:id="list7768323135522848638" text:style-name="L7">
        <text:list-item>
          <text:p text:style-name="P17"><text:span text:style-name="T19">Subject:</text:span> Provvede un'interfaccia per aggiungere o escludere degli oggetti Observer</text:p>
        </text:list-item>
        <text:list-item>
          <text:p text:style-name="P17"><text:span text:style-name="T19">Observer :</text:span> definisce un'interfaccia per effettuare l'aggiornamento quando lo stato del Subject cambia.</text:p>
        </text:list-item>
        <text:list-item>
          <text:p text:style-name="P17"><text:span text:style-name="T19">ConcreteSubject :</text:span> implementa l'interfaccia Subject. Contiene le informazioni di interesse per i ConcreteObserver, e manda una notifica ai ConcreteObserver quando lo stato cambia</text:p>
        </text:list-item>
        <text:list-item>
          <text:p text:style-name="P17"><text:span text:style-name="T19">ConcreteObserver:</text:span> mantiene un riferimento ai ConcreteSubject; implementa l'interfaccia Observer, per aggiornarsi quando lo stato dei ConcreteSubject cambia.</text:p>
        </text:list-item>
      </text:list>
      <text:p text:style-name="P19"/>
      <text:p text:style-name="P30">I casi in cui viene impiegato il pattern Observer-Observable sono:</text:p>
      <text:p text:style-name="P20"/>
      <text:p text:style-name="P31">Caso 1: </text:p>
      <text:p text:style-name="P27">Nel Server,<text:span text:style-name="T9"> </text:span><text:span text:style-name="T22">??</text:span></text:p>
      <text:list xml:id="list2322028588140421893" text:style-name="L9">
        <text:list-item>
          <text:p text:style-name="P8"><text:span text:style-name="T3">Subject : </text:span></text:p>
          <text:list>
            <text:list-item>
              <text:p text:style-name="P47"><text:span text:style-name="T2">interfaccia </text:span><text:span text:style-name="T6">MessagingChannelInterface,</text:span><text:span text:style-name="T8"> </text:span><text:span text:style-name="T10">con i metodi </text:span><text:span text:style-name="T16">public</text:span><text:span text:style-name="T6"> </text:span><text:span text:style-name="T18">void</text:span><text:span text:style-name="T6"> addObserver(Observer </text:span><text:span text:style-name="T20">o</text:span><text:span text:style-name="T6">) </text:span><text:span text:style-name="T10"><text:s/>e </text:span><text:span text:style-name="T16">public</text:span><text:span text:style-name="T6"> </text:span><text:span text:style-name="T18">void</text:span><text:span text:style-name="T6"> killConnection();</text:span></text:p>
            </text:list-item>
            <text:list-item>
              <text:p text:style-name="P49"><text:span text:style-name="T5">interfaccia predefinita Observable</text:span></text:p>
            </text:list-item>
          </text:list>
        </text:list-item>
        <text:list-item>
          <text:p text:style-name="P21"><text:span text:style-name="T14">Observer:</text:span><text:span text:style-name="T9"> interfaccia predefinita Observer</text:span></text:p>
        </text:list-item>
        <text:list-item>
          <text:p text:style-name="P9"><text:span text:style-name="T11">ConcreteSubject: </text:span></text:p>
          <text:list>
            <text:list-item>
              <text:p text:style-name="P48"><text:span text:style-name="T18">public</text:span><text:span text:style-name="T6"> </text:span><text:span text:style-name="T18">class</text:span><text:span text:style-name="T6"> MessagingChannelStrings </text:span><text:span text:style-name="T18">extends</text:span><text:span text:style-name="T6"> Observable </text:span><text:span text:style-name="T18">implements</text:span><text:span text:style-name="T6"> MessagingChannelInterface</text:span></text:p>
            </text:list-item>
            <text:list-item>
              <text:p text:style-name="P48"><text:span text:style-name="T18">public</text:span><text:span text:style-name="T6"> </text:span><text:span text:style-name="T18">class</text:span><text:span text:style-name="T6"> SocketCommunication </text:span><text:span text:style-name="T18">extends</text:span><text:span text:style-name="T6"> MessagingChannelStrings </text:span></text:p>
            </text:list-item>
          </text:list>
        </text:list-item>
        <text:list-item>
          <text:p text:style-name="P22"><text:soft-page-break/><text:span text:style-name="T14">ConcreteObserver:</text:span><text:span text:style-name="T9"> </text:span><text:span text:style-name="T22">??</text:span></text:p>
          <text:p text:style-name="P21"/>
        </text:list-item>
      </text:list>
      <text:p text:style-name="P20"/>
      <text:p text:style-name="P32">Caso 2: </text:p>
      <text:p text:style-name="P58"><text:span text:style-name="T2">Nel Server, quando il Controller chiama AnnouncerStrings per mandare un messaggio in broadcast ai Client connessi tramite Socket, AnnouncerStrings crea il messaggio appropriato a seconda del metodo chiamato, lo conserva nella sua variabile </text:span><text:span text:style-name="T6">String </text:span><text:span text:style-name="T24">message</text:span><text:span text:style-name="T2"> e esegue </text:span><text:span text:style-name="T7">notifyObservers();</text:span></text:p>
      <text:p text:style-name="P58"><text:span text:style-name="T10">Tutti gli oggetti di tipo Connection associati ai vari Client vengono notificati; <text:s/>eseguono quindi </text:span><text:span text:style-name="T21">announcerStrings</text:span><text:span text:style-name="T6">.getMessage()</text:span><text:span text:style-name="T12"> e inviano il messaggio ai Client sul Socket.</text:span></text:p>
      <text:p text:style-name="P29"/>
      <text:list xml:id="list6266661252718116708" text:style-name="L10">
        <text:list-item>
          <text:p text:style-name="P52"><text:span text:style-name="T4">Subject: </text:span><text:span text:style-name="T10">interfaccia predefinita Observable</text:span></text:p>
        </text:list-item>
      </text:list>
      <text:list xml:id="list8769992258847307882" text:style-name="L12">
        <text:list-item>
          <text:p text:style-name="P28"><text:span text:style-name="T19">Observer :</text:span><text:span text:style-name="T9">interfaccia predefinita Observer</text:span></text:p>
        </text:list-item>
        <text:list-item>
          <text:p text:style-name="P57"><text:span text:style-name="T4">ConcreteSubject : </text:span><text:span text:style-name="T17">public</text:span><text:span text:style-name="T6"> </text:span><text:span text:style-name="T18">class</text:span><text:span text:style-name="T6"> AnnouncerStrings </text:span><text:span text:style-name="T18">extends</text:span><text:span text:style-name="T6"> Observable </text:span></text:p>
        </text:list-item>
        <text:list-item>
          <text:p text:style-name="P57"><text:span text:style-name="T4">ConcreteObserver :</text:span><text:span text:style-name="T2"> </text:span><text:span text:style-name="T18">public</text:span><text:span text:style-name="T6"> </text:span><text:span text:style-name="T18">class</text:span><text:span text:style-name="T6"> Connection </text:span><text:span text:style-name="T18">implements</text:span><text:span text:style-name="T6"> Observer</text:span></text:p>
        </text:list-item>
      </text:list>
      <text:p text:style-name="P20"/>
      <text:p text:style-name="P33">Caso 3: </text:p>
      <text:p text:style-name="P24">Nel Client, la classe Updater, all'interno del Controller, osserva la classe ClientSocketChannel nella Connection, che riceve i messaggi (le stringhe) inviate dal Server.</text:p>
      <text:p text:style-name="P24">Quando un messaggio arriva, l'Updater viene notificato, e invoca il metodo processMessage(message); questo metodo provocherà dei cambiamenti nella View e/o nel Model, a seconda del messaggio</text:p>
      <text:p text:style-name="P23"/>
      <text:list xml:id="list1804380089" text:continue-list="list6266661252718116708" text:style-name="L10">
        <text:list-item>
          <text:p text:style-name="P50"><text:span text:style-name="T4">Subject: </text:span><text:span text:style-name="T10">interfaccia predefinita Observable</text:span></text:p>
        </text:list-item>
      </text:list>
      <text:list xml:id="list119009521" text:continue-list="list7768323135522848638" text:style-name="L7">
        <text:list-item>
          <text:p text:style-name="P18"><text:span text:style-name="T19">Observer :</text:span><text:span text:style-name="T9">interfaccia predefinita Observer</text:span></text:p>
        </text:list-item>
        <text:list-item>
          <text:p text:style-name="P53"><text:span text:style-name="T4">ConcreteSubject : </text:span><text:span text:style-name="T16">public</text:span><text:span text:style-name="T6"> </text:span><text:span text:style-name="T18">class</text:span><text:span text:style-name="T6"> ClientSocketChannel </text:span><text:span text:style-name="T18">extends</text:span><text:span text:style-name="T6"> Observable</text:span></text:p>
        </text:list-item>
        <text:list-item>
          <text:p text:style-name="P53"><text:span text:style-name="T4">ConcreteObserver :</text:span><text:span text:style-name="T2"> </text:span><text:span text:style-name="T16">public</text:span><text:span text:style-name="T6"> </text:span><text:span text:style-name="T18">abstract</text:span><text:span text:style-name="T6"> </text:span><text:span text:style-name="T18">class</text:span><text:span text:style-name="T6"> Updater </text:span><text:span text:style-name="T18">implements</text:span><text:span text:style-name="T6"> Observer</text:span></text:p>
          <text:p text:style-name="P53"><text:span text:style-name="T2"/></text:p>
        </text:list-item>
      </text:list>
      <text:p text:style-name="P34">Caso 4:</text:p>
      <text:p text:style-name="P55"><text:span text:style-name="T2">Nel Client, la classe SmartSwingView, all'interno del package view.gui, osserva la classe ModelForGUI nel package model. </text:span></text:p>
      <text:p text:style-name="P56"><text:span text:style-name="T2">Il Controller (più precisamente, la classe Updater) effettua una serie di modifiche in ModelForGUI, <text:s/>dopodichè invoca il metodo :</text:span></text:p>
      <text:p text:style-name="P56"><text:span text:style-name="T2"><text:s/></text:span><text:span text:style-name="T18">public</text:span><text:span text:style-name="T6"> </text:span><text:span text:style-name="T18">void</text:span><text:span text:style-name="T6"> finishedUpdating() {...notifyObservers();}, </text:span><text:span text:style-name="T12">e in risposta la SwingView aggiorna i suoi pannelli estraendo i dati del ModelForGUI.</text:span></text:p>
      <text:p text:style-name="P25"><text:s/></text:p>
      <text:list xml:id="list198444626" text:continue-list="list1804380089" text:style-name="L10">
        <text:list-item>
          <text:p text:style-name="P51"><text:span text:style-name="T4">Subject:</text:span><text:span text:style-name="T2"> </text:span><text:span text:style-name="T10">interfaccia predefinita Observable</text:span></text:p>
        </text:list-item>
      </text:list>
      <text:list xml:id="list805385031563494667" text:style-name="L11">
        <text:list-item>
          <text:p text:style-name="P26"><text:span text:style-name="T19">Observer : </text:span><text:span text:style-name="T9">interfaccia predefinita Observer</text:span></text:p>
        </text:list-item>
        <text:list-item>
          <text:p text:style-name="P54"><text:span text:style-name="T4">ConcreteSubject :</text:span><text:span text:style-name="T2"> </text:span><text:span text:style-name="T16">public</text:span><text:span text:style-name="T7"> </text:span><text:span text:style-name="T16">class</text:span><text:span text:style-name="T7"> ModelForGUI </text:span><text:span text:style-name="T16">extends</text:span><text:span text:style-name="T7"> Observable</text:span></text:p>
        </text:list-item>
        <text:list-item>
          <text:p text:style-name="P54"><text:span text:style-name="T4">ConcreteObserver: </text:span><text:span text:style-name="T18">public</text:span><text:span text:style-name="T6"> </text:span><text:span text:style-name="T18">class</text:span><text:span text:style-name="T6"> SmartSwingView </text:span><text:span text:style-name="T18">extends</text:span><text:span text:style-name="T6"> DumbSwingView </text:span><text:span text:style-name="T18">implements</text:span><text:span text:style-name="T6"> </text:span><text:span text:style-name="T23">Observer</text:span></text:p>
          <text:p text:style-name="P35"><text:span text:style-name="T6"/></text:p>
        </text:list-item>
      </text:list>
      <text:p text:style-name="P59"><text:span text:style-name="T15">C'è qualche altro caso?</text:span></text:p>
      <text:p text:style-name="P25"/>
      <text:p text:style-name="P25"/>
      <text:p text:style-name="P7">4. Singleton</text:p>
      <text:p text:style-name="P12"/>
      <text:p text:style-name="P12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2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Lohit Devanagari1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0T21:49:23</meta:creation-date>
    <dc:date>2015-06-22T18:16:41</dc:date>
    <dc:creator>Andrea </dc:creator>
    <meta:editing-duration>PT2H31M37S</meta:editing-duration>
    <meta:editing-cycles>65</meta:editing-cycles>
    <meta:generator>LibreOffice/4.0.4.2$Linux_X86_64 LibreOffice_project/400m0$Build-2</meta:generator>
    <meta:document-statistic meta:table-count="0" meta:image-count="0" meta:object-count="0" meta:page-count="3" meta:paragraph-count="98" meta:word-count="806" meta:character-count="5898" meta:non-whitespace-character-count="5224"/>
  </office:meta>
</office:document-meta>
</file>